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17.621cm" fo:margin-left="-0.191cm" table:align="left" style:writing-mode="lr-tb"/>
    </style:style>
    <style:style style:name="Таблица1.A" style:family="table-column">
      <style:table-column-properties style:column-width="8.192cm"/>
    </style:style>
    <style:style style:name="Таблица1.B" style:family="table-column">
      <style:table-column-properties style:column-width="9.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</style:style>
    <style:style style:name="P4" style:family="paragraph" style:parent-style-name="Standard">
      <loext:graphic-properties draw:fill="solid" draw:fill-color="#ffffff" draw:opacity="100%"/>
      <style:paragraph-properties fo:margin-left="0cm" fo:margin-right="3.522cm" fo:text-align="center" style:justify-single-word="false" fo:text-indent="3.683cm" style:auto-text-indent="false" fo:background-color="#ffffff"/>
    </style:style>
    <style:style style:name="P5" style:family="paragraph" style:parent-style-name="Standard">
      <style:paragraph-properties fo:text-align="center" style:justify-single-word="false"/>
      <style:text-properties fo:text-transform="uppercase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center" style:justify-single-word="false" fo:text-indent="4.06cm" style:auto-text-indent="false"/>
      <style:text-properties fo:font-size="10pt" style:font-size-asian="10pt" style:font-size-complex="10pt"/>
    </style:style>
    <style:style style:name="P13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letter-spacing="-0.002cm"/>
    </style:style>
    <style:style style:name="P14" style:family="paragraph" style:parent-style-name="Standard">
      <loext:graphic-properties draw:fill="solid" draw:fill-color="#ffffff" draw:opacity="100%"/>
      <style:paragraph-properties fo:margin-left="0cm" fo:margin-right="-0.002cm" fo:text-align="center" style:justify-single-word="false" fo:text-indent="-0.141cm" style:auto-text-indent="false" fo:background-color="#ffffff"/>
      <style:text-properties fo:letter-spacing="-0.002cm"/>
    </style:style>
    <style:style style:name="P15" style:family="paragraph" style:parent-style-name="Standard">
      <loext:graphic-properties draw:fill="solid" draw:fill-color="#ffffff" draw:opacity="100%"/>
      <style:paragraph-properties fo:margin-left="4.106cm" fo:margin-right="0cm" fo:text-indent="0cm" style:auto-text-indent="false" fo:background-color="#ffffff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text-position="super 58%" style:font-weight-complex="bold"/>
    </style:style>
    <style:style style:name="P17" style:family="paragraph" style:parent-style-name="Standard">
      <style:paragraph-properties fo:margin-top="0.423cm" fo:margin-bottom="0cm" style:contextual-spacing="false"/>
      <style:text-properties fo:color="#000000" loext:opacity="100%" style:font-weight-complex="bold"/>
    </style:style>
    <style:style style:name="P18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style:font-size-asian="12pt" style:font-size-complex="12pt"/>
    </style:style>
    <style:style style:name="P19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paragraph-rsid="00400ca3" style:font-size-asian="12pt" style:font-size-complex="12pt"/>
    </style:style>
    <style:style style:name="P20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paragraph-rsid="004164f2" style:font-size-asian="12pt" style:font-size-complex="12pt"/>
    </style:style>
    <style:style style:name="P21" style:family="paragraph" style:parent-style-name="Preformatted_20_Text" style:list-style-name="L3">
      <style:paragraph-properties fo:margin-top="0cm" fo:margin-bottom="0cm" style:contextual-spacing="false" fo:line-height="100%"/>
      <style:text-properties style:font-name="Times New Roman1" fo:font-size="12pt" officeooo:paragraph-rsid="00671524" style:font-size-asian="12pt" style:font-size-complex="12pt"/>
    </style:style>
    <style:style style:name="P22" style:family="paragraph" style:parent-style-name="Preformatted_20_Text" style:list-style-name="L3">
      <style:paragraph-properties fo:margin-top="0cm" fo:margin-bottom="0cm" style:contextual-spacing="false" fo:line-height="100%"/>
      <style:text-properties style:font-name="Times New Roman1" fo:font-size="12pt" officeooo:paragraph-rsid="0069b8aa" style:font-size-asian="12pt" style:font-size-complex="12pt"/>
    </style:style>
    <style:style style:name="P23" style:family="paragraph" style:parent-style-name="Preformatted_20_Text" style:list-style-name="L3">
      <style:paragraph-properties fo:margin-top="0cm" fo:margin-bottom="0cm" style:contextual-spacing="false" fo:line-height="100%"/>
      <style:text-properties style:font-name="Times New Roman1" fo:font-size="12pt" officeooo:paragraph-rsid="006a90ce" style:font-size-asian="12pt" style:font-size-complex="12pt"/>
    </style:style>
    <style:style style:name="P24" style:family="paragraph" style:parent-style-name="Preformatted_20_Text" style:list-style-name="L3">
      <style:paragraph-properties fo:margin-top="0cm" fo:margin-bottom="0cm" style:contextual-spacing="false" fo:line-height="100%"/>
      <style:text-properties style:font-name="Times New Roman1" fo:font-size="12pt" officeooo:paragraph-rsid="00712fe9" style:font-size-asian="12pt" style:font-size-complex="12pt"/>
    </style:style>
    <style:style style:name="P25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paragraph-rsid="00671524" style:font-size-asian="12pt" style:font-size-complex="12pt"/>
    </style:style>
    <style:style style:name="P26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paragraph-rsid="007e4adc" style:font-size-asian="12pt" style:font-size-complex="12pt"/>
    </style:style>
    <style:style style:name="P27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paragraph-rsid="0083617b" style:font-size-asian="12pt" style:font-size-complex="12pt"/>
    </style:style>
    <style:style style:name="P28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paragraph-rsid="008b1ce0" style:font-size-asian="12pt" style:font-size-complex="12pt"/>
    </style:style>
    <style:style style:name="P29" style:family="paragraph" style:parent-style-name="Preformatted_20_Text">
      <style:paragraph-properties fo:margin-top="0cm" fo:margin-bottom="0cm" style:contextual-spacing="false" fo:line-height="100%" fo:text-align="center" style:justify-single-word="false"/>
      <style:text-properties style:font-name="Times New Roman1" fo:font-size="12pt" style:font-size-asian="12pt" style:font-size-complex="12pt"/>
    </style:style>
    <style:style style:name="P30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4164f2" officeooo:paragraph-rsid="004164f2" style:font-size-asian="12pt" style:font-size-complex="12pt"/>
    </style:style>
    <style:style style:name="P31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5a52c0" officeooo:paragraph-rsid="005a52c0" style:font-size-asian="12pt" style:font-size-complex="12pt"/>
    </style:style>
    <style:style style:name="P32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7e4adc" officeooo:paragraph-rsid="007e4adc" style:font-size-asian="12pt" style:font-size-complex="12pt"/>
    </style:style>
    <style:style style:name="P33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7e4adc" officeooo:paragraph-rsid="00989d1c" style:font-size-asian="12pt" style:font-size-complex="12pt"/>
    </style:style>
    <style:style style:name="P34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81e7f6" officeooo:paragraph-rsid="00827440" style:font-size-asian="12pt" style:font-size-complex="12pt"/>
    </style:style>
    <style:style style:name="P35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87de2d" officeooo:paragraph-rsid="0087de2d" style:font-size-asian="12pt" style:font-size-complex="12pt"/>
    </style:style>
    <style:style style:name="P36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8cb9ea" officeooo:paragraph-rsid="008cb9ea" style:font-size-asian="12pt" style:font-size-complex="12pt"/>
    </style:style>
    <style:style style:name="P37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8e8342" officeooo:paragraph-rsid="008e8342" style:font-size-asian="12pt" style:font-size-complex="12pt"/>
    </style:style>
    <style:style style:name="P38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970309" style:font-size-asian="12pt" style:font-size-complex="12pt"/>
    </style:style>
    <style:style style:name="P39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aac0bc" officeooo:paragraph-rsid="00b0ce8a" style:font-size-asian="12pt" style:font-size-complex="12pt"/>
    </style:style>
    <style:style style:name="P40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b0ce8a" officeooo:paragraph-rsid="00b0ce8a" style:font-size-asian="12pt" style:font-size-complex="12pt"/>
    </style:style>
    <style:style style:name="P41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b4d5ce" officeooo:paragraph-rsid="00b4d5ce" style:font-size-asian="12pt" style:font-size-complex="12pt"/>
    </style:style>
    <style:style style:name="P42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c8e99e" officeooo:paragraph-rsid="00bf3f2d" style:font-size-asian="12pt" style:font-size-complex="12pt"/>
    </style:style>
    <style:style style:name="P43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cc1fa0" officeooo:paragraph-rsid="00cc1fa0" style:font-size-asian="12pt" style:font-size-complex="12pt"/>
    </style:style>
    <style:style style:name="P44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de5372" officeooo:paragraph-rsid="00de5372" style:font-size-asian="12pt" style:font-size-complex="12pt"/>
    </style:style>
    <style:style style:name="P45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dff3b1" officeooo:paragraph-rsid="00dff3b1" style:font-size-asian="12pt" style:font-size-complex="12pt"/>
    </style:style>
    <style:style style:name="P46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e26da8" officeooo:paragraph-rsid="00e26da8" style:font-size-asian="12pt" style:font-size-complex="12pt"/>
    </style:style>
    <style:style style:name="P47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fo:font-style="italic" fo:font-weight="bold" officeooo:paragraph-rsid="00424cc5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fo:font-style="italic" fo:font-weight="bold" officeooo:paragraph-rsid="00400ca3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fo:font-style="italic" fo:font-weight="bold" officeooo:rsid="00bf3f2d" officeooo:paragraph-rsid="00c69752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fo:font-style="italic" fo:font-weight="bold" officeooo:rsid="00bf3f2d" officeooo:paragraph-rsid="00c8e99e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fo:font-style="italic" fo:font-weight="bold" officeooo:rsid="00bf3f2d" officeooo:paragraph-rsid="00caaa97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fo:font-style="normal" fo:font-weight="normal" officeooo:rsid="004449d7" officeooo:paragraph-rsid="004449d7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fo:font-style="normal" fo:font-weight="normal" officeooo:paragraph-rsid="00400ca3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Preformatted_20_Text">
      <style:paragraph-properties fo:margin-top="0cm" fo:margin-bottom="0cm" style:contextual-spacing="false" fo:line-height="100%" fo:text-align="start" style:justify-single-word="false"/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Preformatted_20_Text" style:list-style-name="L3">
      <style:paragraph-properties fo:margin-top="0cm" fo:margin-bottom="0cm" style:contextual-spacing="false" fo:line-height="100%"/>
      <style:text-properties officeooo:paragraph-rsid="005a52c0"/>
    </style:style>
    <style:style style:name="P56" style:family="paragraph" style:parent-style-name="Preformatted_20_Text" style:list-style-name="L3">
      <style:paragraph-properties fo:margin-top="0cm" fo:margin-bottom="0cm" style:contextual-spacing="false" fo:line-height="100%"/>
      <style:text-properties officeooo:paragraph-rsid="0063bb68"/>
    </style:style>
    <style:style style:name="P57" style:family="paragraph" style:parent-style-name="Preformatted_20_Text" style:list-style-name="L3">
      <style:paragraph-properties fo:margin-top="0cm" fo:margin-bottom="0cm" style:contextual-spacing="false" fo:line-height="100%"/>
      <style:text-properties officeooo:rsid="00658a85" officeooo:paragraph-rsid="00658a85"/>
    </style:style>
    <style:style style:name="P58" style:family="paragraph" style:parent-style-name="Preformatted_20_Text">
      <style:paragraph-properties fo:margin-top="0cm" fo:margin-bottom="0cm" style:contextual-spacing="false" fo:line-height="100%"/>
      <style:text-properties style:font-name="Times New Roman" fo:font-size="12pt" officeooo:rsid="00bf3f2d" officeooo:paragraph-rsid="00bf3f2d" style:font-size-asian="12pt" style:font-size-complex="12pt"/>
    </style:style>
    <style:style style:name="P59" style:family="paragraph" style:parent-style-name="Preformatted_20_Text">
      <style:paragraph-properties fo:margin-top="0cm" fo:margin-bottom="0cm" style:contextual-spacing="false" fo:line-height="100%"/>
      <style:text-properties style:font-name="Times New Roman" fo:font-size="12pt" fo:font-style="italic" fo:font-weight="bold" officeooo:rsid="00bf3f2d" officeooo:paragraph-rsid="00bf3f2d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Standard" style:master-page-name="First_20_Page">
      <style:paragraph-properties fo:text-align="center" style:justify-single-word="false" fo:orphans="0" fo:widows="0" style:page-number="auto" style:text-autospace="none"/>
      <style:text-properties fo:text-transform="uppercase" fo:color="#ff0000" loext:opacity="100%" fo:font-weight="bold" style:font-weight-asian="bold"/>
    </style:style>
    <style:style style:name="P61" style:family="paragraph" style:parent-style-name="Standard">
      <style:paragraph-properties fo:margin-top="0cm" fo:margin-bottom="0cm" style:contextual-spacing="false"/>
      <style:text-properties style:font-name="Times New Roman1" fo:font-size="12pt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officeooo:paragraph-rsid="0057078e" style:font-size-asian="12pt" style:font-size-complex="12pt"/>
    </style:style>
    <style:style style:name="P64" style:family="paragraph" style:parent-style-name="Standard" style:master-page-name="Index">
      <style:paragraph-properties fo:margin-top="0cm" fo:margin-bottom="0cm" style:contextual-spacing="false" fo:text-align="center" style:justify-single-word="false" style:page-number="auto"/>
      <style:text-properties style:font-name="Times New Roman1" fo:font-size="12pt" officeooo:rsid="001b301f" officeooo:paragraph-rsid="001b301f" style:font-size-asian="12pt" style:font-size-complex="12pt"/>
    </style:style>
    <style:style style:name="P65" style:family="paragraph" style:parent-style-name="Standard" style:list-style-name="L4">
      <style:paragraph-properties fo:margin-top="0cm" fo:margin-bottom="0cm" style:contextual-spacing="false"/>
      <style:text-properties style:font-name="Times New Roman1" fo:font-size="12pt" officeooo:rsid="001b301f" officeooo:paragraph-rsid="001b301f" style:font-size-asian="12pt" style:font-size-complex="12pt"/>
    </style:style>
    <style:style style:name="P66" style:family="paragraph" style:parent-style-name="Standard" style:list-style-name="L4">
      <style:paragraph-properties fo:margin-top="0cm" fo:margin-bottom="0cm" style:contextual-spacing="false"/>
      <style:text-properties style:font-name="Times New Roman1" fo:font-size="12pt" officeooo:rsid="001b3f02" officeooo:paragraph-rsid="001b3f02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2pt" officeooo:rsid="001d35df" officeooo:paragraph-rsid="001d35df" style:font-size-asian="12pt" style:font-size-complex="12pt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officeooo:rsid="002d575c" officeooo:paragraph-rsid="002d575c" style:font-size-asian="12pt" style:font-size-complex="12pt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officeooo:rsid="002ddef1" officeooo:paragraph-rsid="002ddef1" style:font-size-asian="12pt" style:font-size-complex="12pt"/>
    </style:style>
    <style:style style:name="P70" style:family="paragraph" style:parent-style-name="Standard" style:list-style-name="L4">
      <style:paragraph-properties fo:margin-top="0cm" fo:margin-bottom="0cm" style:contextual-spacing="false" fo:text-align="start" style:justify-single-word="false"/>
      <style:text-properties style:font-name="Times New Roman1" fo:font-size="12pt" officeooo:paragraph-rsid="00312756" style:font-size-asian="12pt" style:font-size-complex="12pt"/>
    </style:style>
    <style:style style:name="P71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officeooo:rsid="0032409b" officeooo:paragraph-rsid="0032409b" style:font-size-asian="12pt" style:font-size-complex="12pt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officeooo:rsid="003485bf" officeooo:paragraph-rsid="003485bf" style:font-size-asian="12pt" style:font-size-complex="12pt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officeooo:rsid="003485bf" officeooo:paragraph-rsid="003980e5" style:font-size-asian="12pt" style:font-size-complex="12pt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officeooo:rsid="003b7c6f" officeooo:paragraph-rsid="00400ca3" style:font-size-asian="12pt" style:font-size-complex="12pt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officeooo:rsid="004164f2" officeooo:paragraph-rsid="004164f2" style:font-size-asian="12pt" style:font-size-complex="12pt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officeooo:rsid="00424cc5" officeooo:paragraph-rsid="00424cc5" style:font-size-asian="12pt" style:font-size-complex="12pt"/>
    </style:style>
    <style:style style:name="P77" style:family="paragraph" style:parent-style-name="Standard">
      <style:paragraph-properties fo:margin-top="0cm" fo:margin-bottom="0cm" style:contextual-spacing="false"/>
      <style:text-properties style:font-name="Times New Roman1" fo:font-size="12pt" officeooo:rsid="007cdb14" officeooo:paragraph-rsid="007cdb14" style:font-size-asian="12pt" style:font-size-complex="12pt"/>
    </style:style>
    <style:style style:name="P78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9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fo:font-style="normal" fo:font-weight="normal" officeooo:rsid="004449d7" officeooo:paragraph-rsid="004449d7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officeooo:rsid="00523957" officeooo:paragraph-rsid="00523957" style:font-size-asian="14pt" style:font-size-complex="14pt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officeooo:paragraph-rsid="002fd2b0" style:font-size-asian="14pt" style:font-size-complex="14pt"/>
    </style:style>
    <style:style style:name="P83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  <style:text-properties style:font-name="Times New Roman1" fo:font-size="14pt" officeooo:rsid="001d35df" officeooo:paragraph-rsid="001d35df" style:font-size-asian="14pt" style:font-size-complex="14pt"/>
    </style:style>
    <style:style style:name="P84" style:family="paragraph" style:parent-style-name="Standard" style:list-style-name="L1">
      <style:paragraph-properties fo:margin-top="0cm" fo:margin-bottom="0cm" style:contextual-spacing="false" fo:line-height="100%"/>
    </style:style>
    <style:style style:name="P85" style:family="paragraph" style:parent-style-name="Standard" style:list-style-name="L2">
      <style:paragraph-properties fo:margin-top="0cm" fo:margin-bottom="0cm" style:contextual-spacing="false" fo:line-height="100%"/>
    </style:style>
    <style:style style:name="P8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77dffa"/>
    </style:style>
    <style:style style:name="P8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7cdb14"/>
    </style:style>
    <style:style style:name="P8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bcfdba"/>
    </style:style>
    <style:style style:name="P8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bcfdba"/>
    </style:style>
    <style:style style:name="P90" style:family="paragraph" style:parent-style-name="Standard" style:list-style-name="L4">
      <style:paragraph-properties fo:margin-top="0cm" fo:margin-bottom="0cm" style:contextual-spacing="false" fo:line-height="100%"/>
      <style:text-properties officeooo:paragraph-rsid="0074210f"/>
    </style:style>
    <style:style style:name="P91" style:family="paragraph" style:parent-style-name="Standard" style:list-style-name="L4">
      <style:paragraph-properties fo:margin-top="0cm" fo:margin-bottom="0cm" style:contextual-spacing="false" fo:line-height="100%"/>
      <style:text-properties officeooo:paragraph-rsid="00ba560a"/>
    </style:style>
    <style:style style:name="P9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paragraph-rsid="00a3af47" style:font-size-asian="12pt" style:font-size-complex="12pt"/>
    </style:style>
    <style:style style:name="P9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rsid="00a3995a" officeooo:paragraph-rsid="00a3af47" style:font-size-asian="12pt" style:font-size-complex="12pt"/>
    </style:style>
    <style:style style:name="P9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fo:font-style="normal" fo:font-weight="normal" officeooo:rsid="00ef137a" officeooo:paragraph-rsid="00ef137a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officeooo:rsid="00ebfe4d" officeooo:paragraph-rsid="00ebfe4d" style:font-size-asian="10.5pt" style:font-size-complex="12pt"/>
    </style:style>
    <style:style style:name="P9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normal" fo:font-weight="normal" officeooo:rsid="0116a06e" officeooo:paragraph-rsid="0116a06e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normal" fo:font-weight="normal" officeooo:rsid="0116a06e" officeooo:paragraph-rsid="011b7bcb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normal" fo:font-weight="normal" officeooo:rsid="011d458e" officeooo:paragraph-rsid="011d458e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normal" fo:font-weight="normal" officeooo:rsid="011d458e" officeooo:paragraph-rsid="01229d1e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normal" fo:font-weight="normal" officeooo:rsid="010b8bff" officeooo:paragraph-rsid="012d0e6c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tyle="normal" fo:font-weight="normal" officeooo:rsid="010b8bff" officeooo:paragraph-rsid="012d0e6c" style:font-style-asian="normal" style:font-weight-asian="normal" style:font-style-complex="normal" style:font-weight-complex="normal"/>
    </style:style>
    <style:style style:name="P102" style:family="paragraph" style:parent-style-name="Standard" style:list-style-name="L1">
      <style:paragraph-properties fo:margin-top="0cm" fo:margin-bottom="0cm" style:contextual-spacing="false" fo:line-height="100%"/>
      <style:text-properties officeooo:rsid="005b06d8" officeooo:paragraph-rsid="005b06d8"/>
    </style:style>
    <style:style style:name="P103" style:family="paragraph" style:parent-style-name="Standard" style:list-style-name="L4">
      <style:paragraph-properties fo:margin-top="0cm" fo:margin-bottom="0cm" style:contextual-spacing="false" fo:line-height="100%"/>
      <style:text-properties officeooo:rsid="00a254e9" officeooo:paragraph-rsid="00a254e9"/>
    </style:style>
    <style:style style:name="P104" style:family="paragraph" style:parent-style-name="Standard" style:list-style-name="L4">
      <style:paragraph-properties fo:margin-top="0cm" fo:margin-bottom="0cm" style:contextual-spacing="false" fo:line-height="100%"/>
      <style:text-properties officeooo:rsid="00a3995a" officeooo:paragraph-rsid="00a3995a"/>
    </style:style>
    <style:style style:name="P10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officeooo:paragraph-rsid="007cdb14" style:font-size-asian="14pt" style:font-size-complex="14pt"/>
    </style:style>
    <style:style style:name="P10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officeooo:rsid="00e90a4b" officeooo:paragraph-rsid="00e90a4b" style:font-size-asian="14pt" style:font-size-complex="14pt"/>
    </style:style>
    <style:style style:name="P107" style:family="paragraph" style:parent-style-name="Standard" style:list-style-name="L4">
      <style:paragraph-properties fo:margin-top="0cm" fo:margin-bottom="0cm" style:contextual-spacing="false" fo:line-height="100%"/>
      <style:text-properties officeooo:rsid="00d6809a" officeooo:paragraph-rsid="00d6809a"/>
    </style:style>
    <style:style style:name="P10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officeooo:rsid="00d6809a" officeooo:paragraph-rsid="00da5b98"/>
    </style:style>
    <style:style style:name="P10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0dc1ab0" officeooo:paragraph-rsid="00dc1ab0"/>
    </style:style>
    <style:style style:name="P1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0d6809a" officeooo:paragraph-rsid="00da5b98" style:font-size-asian="14pt" style:font-size-complex="14pt"/>
    </style:style>
    <style:style style:name="P111" style:family="paragraph" style:parent-style-name="Standard" style:list-style-name="L4">
      <style:paragraph-properties fo:margin-top="0cm" fo:margin-bottom="0cm" style:contextual-spacing="false" fo:line-height="100%"/>
      <style:text-properties officeooo:rsid="00e90a4b" officeooo:paragraph-rsid="00e90a4b"/>
    </style:style>
    <style:style style:name="P11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f2f828" officeooo:paragraph-rsid="00f2f828"/>
    </style:style>
    <style:style style:name="P11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f2f828" officeooo:paragraph-rsid="00facbb4"/>
    </style:style>
    <style:style style:name="P1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f2f828" officeooo:paragraph-rsid="010092ca"/>
    </style:style>
    <style:style style:name="P1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f2f828" officeooo:paragraph-rsid="011df638"/>
    </style:style>
    <style:style style:name="P11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105dac3" officeooo:paragraph-rsid="011125e1"/>
    </style:style>
    <style:style style:name="P117" style:family="paragraph" style:parent-style-name="Standard" style:list-style-name="L4">
      <style:paragraph-properties fo:margin-top="0cm" fo:margin-bottom="0cm" style:contextual-spacing="false" fo:line-height="100%"/>
      <style:text-properties officeooo:rsid="0105ded4" officeooo:paragraph-rsid="0105ded4"/>
    </style:style>
    <style:style style:name="P118" style:family="paragraph" style:parent-style-name="Standard" style:list-style-name="L4">
      <style:paragraph-properties fo:margin-top="0cm" fo:margin-bottom="0cm" style:contextual-spacing="false" fo:line-height="100%"/>
      <style:text-properties officeooo:rsid="01088741" officeooo:paragraph-rsid="01088741"/>
    </style:style>
    <style:style style:name="P1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1088741" officeooo:paragraph-rsid="011d458e"/>
    </style:style>
    <style:style style:name="P120" style:family="paragraph" style:parent-style-name="Standard" style:list-style-name="L4">
      <style:paragraph-properties fo:margin-top="0cm" fo:margin-bottom="0cm" style:contextual-spacing="false" fo:line-height="100%"/>
      <style:text-properties officeooo:rsid="010b8bff" officeooo:paragraph-rsid="010b8bff"/>
    </style:style>
    <style:style style:name="P1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10b8bff" officeooo:paragraph-rsid="012d0e6c"/>
    </style:style>
    <style:style style:name="P1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1148d69" officeooo:paragraph-rsid="01148d69"/>
    </style:style>
    <style:style style:name="P1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13021ed" officeooo:paragraph-rsid="013021ed"/>
    </style:style>
    <style:style style:name="T1" style:family="text">
      <style:text-properties fo:font-size="12pt" fo:font-style="normal" fo:font-weight="normal" officeooo:rsid="00ef137a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71c54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80bae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b0ce8a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7fb1da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996af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9bb684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de8761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ed57d0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f10a87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10dcc45" style:font-style-asian="italic" style:font-weight-asian="bold" style:font-style-complex="italic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8e834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8fac3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ae6f9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b0ce8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c1bbc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c3ffe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ed57d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0dcc4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10dd79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0f82b6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1125e1" style:font-style-asian="normal" style:font-weight-asian="normal" style:font-style-complex="normal" style:font-weight-complex="normal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fo:language="en" fo:country="US" style:font-size-asian="11pt" style:font-size-complex="11pt"/>
    </style:style>
    <style:style style:name="T27" style:family="text">
      <style:text-properties fo:color="#ffffff" loext:opacity="100%" fo:font-size="11pt" style:text-underline-style="solid" style:text-underline-width="auto" style:text-underline-color="font-color" style:font-size-asian="11pt" style:font-size-complex="11pt"/>
    </style:style>
    <style:style style:name="T28" style:family="text">
      <style:text-properties style:font-name="Times New Roman1" fo:font-size="12pt" style:font-size-asian="12pt" style:font-size-complex="12pt"/>
    </style:style>
    <style:style style:name="T29" style:family="text">
      <style:text-properties style:font-name="Times New Roman1" fo:font-size="12pt" officeooo:rsid="005a52c0" style:font-size-asian="12pt" style:font-size-complex="12pt"/>
    </style:style>
    <style:style style:name="T30" style:family="text">
      <style:text-properties style:font-name="Times New Roman1" fo:font-size="12pt" officeooo:rsid="00604abf" style:font-size-asian="12pt" style:font-size-complex="12pt"/>
    </style:style>
    <style:style style:name="T31" style:family="text">
      <style:text-properties style:font-name="Times New Roman1" fo:font-size="12pt" officeooo:rsid="00604bec" style:font-size-asian="12pt" style:font-size-complex="12pt"/>
    </style:style>
    <style:style style:name="T32" style:family="text">
      <style:text-properties style:font-name="Times New Roman1" fo:font-size="12pt" officeooo:rsid="00623a52" style:font-size-asian="12pt" style:font-size-complex="12pt"/>
    </style:style>
    <style:style style:name="T33" style:family="text">
      <style:text-properties style:font-name="Times New Roman1" fo:font-size="12pt" officeooo:rsid="00637af5" style:font-size-asian="12pt" style:font-size-complex="12pt"/>
    </style:style>
    <style:style style:name="T34" style:family="text">
      <style:text-properties style:font-name="Times New Roman1" fo:font-size="12pt" officeooo:rsid="0063bb68" style:font-size-asian="12pt" style:font-size-complex="12pt"/>
    </style:style>
    <style:style style:name="T35" style:family="text">
      <style:text-properties style:font-name="Times New Roman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officeooo:rsid="001f8754"/>
    </style:style>
    <style:style style:name="T38" style:family="text">
      <style:text-properties officeooo:rsid="00228dab"/>
    </style:style>
    <style:style style:name="T39" style:family="text">
      <style:text-properties officeooo:rsid="0025da74"/>
    </style:style>
    <style:style style:name="T40" style:family="text">
      <style:text-properties officeooo:rsid="002db96c"/>
    </style:style>
    <style:style style:name="T41" style:family="text">
      <style:text-properties officeooo:rsid="0030f12b"/>
    </style:style>
    <style:style style:name="T42" style:family="text">
      <style:text-properties officeooo:rsid="003143cd"/>
    </style:style>
    <style:style style:name="T43" style:family="text">
      <style:text-properties officeooo:rsid="003154b5"/>
    </style:style>
    <style:style style:name="T44" style:family="text">
      <style:text-properties officeooo:rsid="00371c54"/>
    </style:style>
    <style:style style:name="T45" style:family="text">
      <style:text-properties officeooo:rsid="00400ca3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fo:font-style="italic" style:text-underline-style="none" fo:font-weight="bold" style:font-style-asian="italic" style:font-weight-asian="bold" style:font-style-complex="italic" style:font-weight-complex="bold"/>
    </style:style>
    <style:style style:name="T48" style:family="text">
      <style:text-properties officeooo:rsid="00424cc5"/>
    </style:style>
    <style:style style:name="T49" style:family="text">
      <style:text-properties officeooo:rsid="0045d288"/>
    </style:style>
    <style:style style:name="T50" style:family="text">
      <style:text-properties officeooo:rsid="0046aa0d"/>
    </style:style>
    <style:style style:name="T51" style:family="text">
      <style:text-properties officeooo:rsid="0048328a"/>
    </style:style>
    <style:style style:name="T52" style:family="text">
      <style:text-properties officeooo:rsid="0049b764"/>
    </style:style>
    <style:style style:name="T53" style:family="text">
      <style:text-properties officeooo:rsid="004aa62d"/>
    </style:style>
    <style:style style:name="T54" style:family="text">
      <style:text-properties officeooo:rsid="004d109b"/>
    </style:style>
    <style:style style:name="T55" style:family="text">
      <style:text-properties officeooo:rsid="004ef2f2"/>
    </style:style>
    <style:style style:name="T56" style:family="text">
      <style:text-properties officeooo:rsid="00502fd9"/>
    </style:style>
    <style:style style:name="T57" style:family="text">
      <style:text-properties officeooo:rsid="00547bce"/>
    </style:style>
    <style:style style:name="T58" style:family="text">
      <style:text-properties officeooo:rsid="0055274f"/>
    </style:style>
    <style:style style:name="T59" style:family="text">
      <style:text-properties officeooo:rsid="0057078e"/>
    </style:style>
    <style:style style:name="T60" style:family="text">
      <style:text-properties officeooo:rsid="00584a1e"/>
    </style:style>
    <style:style style:name="T61" style:family="text">
      <style:text-properties officeooo:rsid="0058dc53"/>
    </style:style>
    <style:style style:name="T62" style:family="text">
      <style:text-properties officeooo:rsid="005e8f9a"/>
    </style:style>
    <style:style style:name="T63" style:family="text">
      <style:text-properties officeooo:rsid="006042da"/>
    </style:style>
    <style:style style:name="T64" style:family="text">
      <style:text-properties officeooo:rsid="0063bb68"/>
    </style:style>
    <style:style style:name="T65" style:family="text">
      <style:text-properties officeooo:rsid="006a90ce"/>
    </style:style>
    <style:style style:name="T66" style:family="text">
      <style:text-properties officeooo:rsid="006c462f"/>
    </style:style>
    <style:style style:name="T67" style:family="text">
      <style:text-properties officeooo:rsid="006e030e"/>
    </style:style>
    <style:style style:name="T68" style:family="text">
      <style:text-properties officeooo:rsid="00712fe9"/>
    </style:style>
    <style:style style:name="T69" style:family="text">
      <style:text-properties officeooo:rsid="007245ab"/>
    </style:style>
    <style:style style:name="T70" style:family="text">
      <style:text-properties officeooo:rsid="007919f6"/>
    </style:style>
    <style:style style:name="T71" style:family="text">
      <style:text-properties officeooo:rsid="007adfb2"/>
    </style:style>
    <style:style style:name="T72" style:family="text">
      <style:text-properties officeooo:rsid="007db166"/>
    </style:style>
    <style:style style:name="T73" style:family="text">
      <style:text-properties officeooo:rsid="007dd546"/>
    </style:style>
    <style:style style:name="T74" style:family="text">
      <style:text-properties officeooo:rsid="007e4adc"/>
    </style:style>
    <style:style style:name="T75" style:family="text">
      <style:text-properties officeooo:rsid="007fb1da"/>
    </style:style>
    <style:style style:name="T76" style:family="text">
      <style:text-properties officeooo:rsid="0081e7f6"/>
    </style:style>
    <style:style style:name="T77" style:family="text">
      <style:text-properties officeooo:rsid="00827440"/>
    </style:style>
    <style:style style:name="T78" style:family="text">
      <style:text-properties officeooo:rsid="0083617b"/>
    </style:style>
    <style:style style:name="T79" style:family="text">
      <style:text-properties officeooo:rsid="00844f61"/>
    </style:style>
    <style:style style:name="T80" style:family="text">
      <style:text-properties officeooo:rsid="0085863c"/>
    </style:style>
    <style:style style:name="T81" style:family="text">
      <style:text-properties officeooo:rsid="00879675"/>
    </style:style>
    <style:style style:name="T82" style:family="text">
      <style:text-properties officeooo:rsid="008b1ce0"/>
    </style:style>
    <style:style style:name="T83" style:family="text">
      <style:text-properties officeooo:rsid="00918f7d"/>
    </style:style>
    <style:style style:name="T84" style:family="text">
      <style:text-properties officeooo:rsid="00922ec0"/>
    </style:style>
    <style:style style:name="T85" style:family="text">
      <style:text-properties officeooo:rsid="0092c080"/>
    </style:style>
    <style:style style:name="T86" style:family="text">
      <style:text-properties officeooo:rsid="009b1fa3"/>
    </style:style>
    <style:style style:name="T87" style:family="text">
      <style:text-properties officeooo:rsid="009f79e2"/>
    </style:style>
    <style:style style:name="T88" style:family="text">
      <style:text-properties officeooo:rsid="00a3995a"/>
    </style:style>
    <style:style style:name="T89" style:family="text">
      <style:text-properties officeooo:rsid="00b6fb2f"/>
    </style:style>
    <style:style style:name="T90" style:family="text">
      <style:text-properties officeooo:rsid="00ba560a"/>
    </style:style>
    <style:style style:name="T91" style:family="text">
      <style:text-properties officeooo:rsid="00bf8827"/>
    </style:style>
    <style:style style:name="T92" style:family="text">
      <style:text-properties style:font-name="Times New Roman" officeooo:rsid="00c1bbcb"/>
    </style:style>
    <style:style style:name="T93" style:family="text">
      <style:text-properties style:font-name="Times New Roman" fo:font-style="normal" fo:font-weight="normal" officeooo:rsid="00c1bbcb" style:font-style-asian="normal" style:font-weight-asian="normal" style:font-style-complex="normal" style:font-weight-complex="normal"/>
    </style:style>
    <style:style style:name="T94" style:family="text">
      <style:text-properties style:font-name="Times New Roman" fo:font-style="normal" fo:font-weight="normal" officeooo:rsid="00c3ffed" style:font-style-asian="normal" style:font-weight-asian="normal" style:font-style-complex="normal" style:font-weight-complex="normal"/>
    </style:style>
    <style:style style:name="T95" style:family="text">
      <style:text-properties style:font-name="Times New Roman" fo:font-style="normal" fo:font-weight="normal" officeooo:rsid="00c2c026" style:font-style-asian="normal" style:font-weight-asian="normal" style:font-style-complex="normal" style:font-weight-complex="normal"/>
    </style:style>
    <style:style style:name="T96" style:family="text">
      <style:text-properties style:font-name="Times New Roman" fo:font-style="normal" fo:font-weight="normal" officeooo:rsid="00c52372" style:font-style-asian="normal" style:font-weight-asian="normal" style:font-style-complex="normal" style:font-weight-complex="normal"/>
    </style:style>
    <style:style style:name="T97" style:family="text">
      <style:text-properties style:font-name="Times New Roman" fo:font-style="normal" fo:font-weight="normal" officeooo:rsid="00c69752" style:font-style-asian="normal" style:font-weight-asian="normal" style:font-style-complex="normal" style:font-weight-complex="normal"/>
    </style:style>
    <style:style style:name="T98" style:family="text">
      <style:text-properties style:font-name="Times New Roman" officeooo:rsid="00c69752"/>
    </style:style>
    <style:style style:name="T99" style:family="text">
      <style:text-properties officeooo:rsid="00e0437b"/>
    </style:style>
    <style:style style:name="T100" style:family="text">
      <style:text-properties officeooo:rsid="00f10a87"/>
    </style:style>
    <style:style style:name="T101" style:family="text">
      <style:text-properties officeooo:rsid="00f49ce2"/>
    </style:style>
    <style:style style:name="T102" style:family="text">
      <style:text-properties officeooo:rsid="00f64a88"/>
    </style:style>
    <style:style style:name="T103" style:family="text">
      <style:text-properties officeooo:rsid="00f77ec6"/>
    </style:style>
    <style:style style:name="T104" style:family="text">
      <style:text-properties officeooo:rsid="00f90c9e"/>
    </style:style>
    <style:style style:name="T105" style:family="text">
      <style:text-properties officeooo:rsid="00facbb4"/>
    </style:style>
    <style:style style:name="T106" style:family="text">
      <style:text-properties officeooo:rsid="0105ded4"/>
    </style:style>
    <style:style style:name="T107" style:family="text">
      <style:text-properties officeooo:rsid="010a7caf"/>
    </style:style>
    <style:style style:name="T108" style:family="text">
      <style:text-properties officeooo:rsid="010dcc45"/>
    </style:style>
    <style:style style:name="T109" style:family="text">
      <style:text-properties officeooo:rsid="010dd790"/>
    </style:style>
    <style:style style:name="T110" style:family="text">
      <style:text-properties officeooo:rsid="011808f1"/>
    </style:style>
    <style:style style:name="T111" style:family="text">
      <style:text-properties officeooo:rsid="011c2fa3"/>
    </style:style>
    <style:style style:name="T112" style:family="text">
      <style:text-properties officeooo:rsid="011f2d7e"/>
    </style:style>
    <style:style style:name="T113" style:family="text">
      <style:text-properties officeooo:rsid="01206b26"/>
    </style:style>
    <style:style style:name="T114" style:family="text">
      <style:text-properties officeooo:rsid="01261576"/>
    </style:style>
    <style:style style:name="T115" style:family="text">
      <style:text-properties officeooo:rsid="01280ab8"/>
    </style:style>
    <style:style style:name="T116" style:family="text">
      <style:text-properties officeooo:rsid="01296f1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  <text:p text:style-name="P13">Федеральное государственное бюджетное образовательное учреждение</text:p>
      <text:p text:style-name="P4">высшего образования</text:p>
      <text:p text:style-name="P14">«Новосибирский государственный технический университет»</text:p>
      <text:p text:style-name="P15"/>
      <text:p text:style-name="P3">Кафедра _________________________________</text:p>
      <text:p text:style-name="P2"/>
      <text:p text:style-name="P2"/>
      <text:p text:style-name="P2"/>
      <text:p text:style-name="P2"/>
      <text:p text:style-name="Standard"/>
      <text:p text:style-name="P5"/>
      <text:p text:style-name="P6">Отчет ПО ПРАКТИКЕ</text:p>
      <text:p text:style-name="P17">_____________________________________________________________________________</text:p>
      <text:p text:style-name="P16">(наименование практики в соответствии с учебным планом)</text:p>
      <text:p text:style-name="P2">_____________________________________________________________________________</text:p>
      <text:p text:style-name="P2"/>
      <text:p text:style-name="Standard">Направление подготовки: ______________________________________________________</text:p>
      <text:p text:style-name="P2"/>
      <text:p text:style-name="P2">________________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Выполнил:</text:p>
            <text:p text:style-name="P7"/>
            <text:p text:style-name="P7">Студент ______________________________</text:p>
            <text:p text:style-name="P11">(Ф. И. О.)</text:p>
            <text:p text:style-name="P7"/>
            <text:p text:style-name="P7">Группа <text:s/>_____________</text:p>
            <text:p text:style-name="P7"/>
            <text:p text:style-name="Standard"><text:span text:style-name="T25">Факультет _______________</text:span><text:span text:style-name="T27">.</text:span></text:p>
            <text:p text:style-name="P7"/>
            <text:p text:style-name="P7">______________________ <text:s text:c="7"/></text:p>
            <text:p text:style-name="P10">подпись</text:p>
            <text:p text:style-name="P7"/>
            <text:p text:style-name="P7">«___» ______________ <text:s/>20__ г.</text:p>
            <text:p text:style-name="P7"/>
          </table:table-cell>
          <table:table-cell table:style-name="Таблица1.A1" office:value-type="string">
            <text:p text:style-name="P7">Проверил:</text:p>
            <text:p text:style-name="P7"/>
            <text:p text:style-name="P7">Руководитель от НГТУ <text:s/>_________________________</text:p>
            <text:p text:style-name="P12">(Ф. И. О.)</text:p>
            <text:p text:style-name="Standard"><text:span text:style-name="T25">Балл: __________, </text:span><text:span text:style-name="T26">ECTS</text:span><text:span text:style-name="T25">_____________, </text:span></text:p>
            <text:p text:style-name="P7"/>
            <text:p text:style-name="P7">Оценка ____________________________</text:p>
            <text:p text:style-name="P9"><text:s text:c="3"/>«отлично», «хорошо», «удовлетворительно», «неуд.»</text:p>
            <text:p text:style-name="P7"/>
            <text:p text:style-name="P7">______________________</text:p>
            <text:p text:style-name="P9"><text:s text:c="20"/>подпись <text:s text:c="7"/></text:p>
            <text:p text:style-name="P7"/>
            <text:p text:style-name="P7">«___» __________________ 20__ г.</text:p>
            <text:p text:style-name="P8"/>
          </table:table-cell>
        </table:table-row>
      </table:table>
      <text:p text:style-name="P2"/>
      <text:p text:style-name="P2"/>
      <text:p text:style-name="Standard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Новосибирск 2023</text:p>
      <text:p text:style-name="Standard"/>
      <text:p text:style-name="P64">Содержание</text:p>
      <text:list xml:id="list2525557354" text:style-name="L4">
        <text:list-item>
          <text:p text:style-name="P65">Введение</text:p>
        </text:list-item>
        <text:list-item>
          <text:p text:style-name="P70">Получение <text:span text:style-name="T40">ассет</text:span><text:span text:style-name="T41">ов </text:span><text:span text:style-name="T40">и звуковые эффект</text:span><text:span text:style-name="T41">ов</text:span><text:span text:style-name="T39"> для проекта</text:span></text:p>
        </text:list-item>
        <text:list-item>
          <text:p text:style-name="P66">Основные callback функции</text:p>
        </text:list-item>
        <text:list-item>
          <text:p text:style-name="P90"><text:span text:style-name="T70">И</text:span>нициализаци<text:span text:style-name="T70">я </text:span><text:span text:style-name="T71">переменных </text:span><text:span text:style-name="T70">и загрузка ресурсов</text:span></text:p>
          <text:list>
            <text:list-item>
              <text:p text:style-name="P103">Инициализация <text:span text:style-name="T88">значений для логики работы </text:span></text:p>
            </text:list-item>
            <text:list-item>
              <text:p text:style-name="P104">Инициализация значений для работы с аудио</text:p>
            </text:list-item>
            <text:list-item>
              <text:p text:style-name="P91"><text:span text:style-name="T88">Инициализация значений для работы с </text:span><text:span text:style-name="T90">анимациями</text:span></text:p>
            </text:list-item>
          </text:list>
        </text:list-item>
        <text:list-item>
          <text:p text:style-name="P107">Необязательные callback функции</text:p>
        </text:list-item>
        <text:list-item>
          <text:p text:style-name="P111">Обновление состояния и основная логика </text:p>
          <text:list>
            <text:list-item>
              <text:p text:style-name="P117">Управление</text:p>
            </text:list-item>
            <text:list-item>
              <text:p text:style-name="P118"><text:span text:style-name="T107">Механика с</text:span>трельб<text:span text:style-name="T107">ы</text:span></text:p>
            </text:list-item>
            <text:list-item>
              <text:p text:style-name="P120">Удаление неиспользуемых объекто<text:span text:style-name="T114">в и механика взаимодействия </text:span><text:span text:style-name="T115">объекто</text:span><text:span text:style-name="T116">в</text:span></text:p>
              <text:p text:style-name="P120"/>
            </text:list-item>
          </text:list>
        </text:list-item>
      </text:list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83">Введение</text:p>
      <text:p text:style-name="P67"/>
      <text:p text:style-name="P62"><text:span text:style-name="T37">Целью данной практической работы было рассмотреть о</text:span>сновные возможности движка LÖVE</text:p>
      <text:p text:style-name="P62"/>
      <text:p text:style-name="P62">Love 2D (LÖVE) — свободный кроссплатформенный фреймворк для разработки 2D игр на языке программирования Lua. Проект написан на C++ с использованием SDL, первый выпуск которого произошел в 2008 году. За счет того что используется лицензия zlib можно с легкостью коммерциализировать создаваемые на данном фреймворке программы.</text:p>
      <text:p text:style-name="P62"/>
      <text:p text:style-name="P62">Примеры игр можно посмотреть на официальном сайте фреймворка: <text:span text:style-name="T2">https://love2d.org/wiki/Category:Games</text:span></text:p>
      <text:p text:style-name="P62"/>
      <text:p text:style-name="P62">На сервисах занимающихся дистрибуцией игр:</text:p>
      <text:p text:style-name="P79">https://itch.io/games/tag-love2d</text:p>
      <text:p text:style-name="P62"/>
      <text:p text:style-name="P78">https://steamdb.info/tech/Engine/Love2D</text:p>
      <text:p text:style-name="P62"/>
      <text:p text:style-name="P62">В Love2D поддерживает работу с:</text:p>
      <text:list xml:id="list406932058" text:style-name="L1">
        <text:list-item>
          <text:p text:style-name="P84">аудио (love.audio)</text:p>
        </text:list-item>
        <text:list-item>
          <text:p text:style-name="P84">графикой (love.graphics)</text:p>
        </text:list-item>
        <text:list-item>
          <text:p text:style-name="P84">физикой (love.physics)</text:p>
        </text:list-item>
        <text:list-item>
          <text:p text:style-name="P84">временем (love.timer)</text:p>
        </text:list-item>
        <text:list-item>
          <text:p text:style-name="P102">потоками (love.thread)</text:p>
        </text:list-item>
        <text:list-item>
          <text:p text:style-name="P84">клавиатурой (love.keyboard)</text:p>
        </text:list-item>
        <text:list-item>
          <text:p text:style-name="P84">джостиком (love.joystick)</text:p>
        </text:list-item>
        <text:list-item>
          <text:p text:style-name="P84">тачпадами (love.touch)</text:p>
        </text:list-item>
        <text:list-item>
          <text:p text:style-name="P84">шрифтами (love.font)</text:p>
        </text:list-item>
        <text:list-item>
          <text:p text:style-name="P84">сетью (LuaSocket)</text:p>
          <text:p text:style-name="P84"/>
        </text:list-item>
      </text:list>
      <text:p text:style-name="P62">За счет кроссплатформенности созданный проект можно будет запустить на множестве устройств без необходимости переписывать код.</text:p>
      <text:p text:style-name="P62"/>
      <text:p text:style-name="P62">Являясь большим проектом существующим несколько лет, так что у проекта есть уже множество готовый библиотек для различных целей. Часть из них приведены: </text:p>
      <text:p text:style-name="P62">https://love2d.org/wiki/Category:Libraries</text:p>
      <text:p text:style-name="P62"/>
      <text:p text:style-name="P62">Как любой большой проект у Love2d есть свое сообщество общение которого происходит на официальном форуме: <text:span text:style-name="T2">https://love2d.org/forums/ </text:span></text:p>
      <text:p text:style-name="P62">и </text:p>
      <text:p text:style-name="P62">официальном discord серевере: <text:span text:style-name="T2">https://love2d.org/forums/viewtopic.php?t=84094</text:span>.</text:p>
      <text:p text:style-name="P62"/>
      <text:p text:style-name="P62">Для рассмотрения основных возможностей данного фреймворка создадим простой проект в стиле shoot-em-up. </text:p>
      <text:p text:style-name="P62"/>
      <text:p text:style-name="P71">В котором пользователю будет предоставляться возможность управляя космическим кораблем уничтожать астероиды. </text:p>
      <text:p text:style-name="P62"/>
      <text:p text:style-name="P62"/>
      <text:p text:style-name="P62"/>
      <text:p text:style-name="P62"/>
      <text:p text:style-name="P82"><text:soft-page-break/><text:span text:style-name="T38">Получение </text:span><text:span text:style-name="T40">ассет</text:span><text:span text:style-name="T41">ов </text:span><text:span text:style-name="T40">и звуковы</text:span><text:span text:style-name="T42">х</text:span><text:span text:style-name="T40"> эффект</text:span><text:span text:style-name="T41">ов</text:span><text:span text:style-name="T39"> для проекта</text:span></text:p>
      <text:p text:style-name="P68"/>
      <text:p text:style-name="P68">Для создания проекта будут использоваться <text:span text:style-name="T40">графические ассеты и звуковые эффекты. </text:span></text:p>
      <text:p text:style-name="P69">Существует множетво ресурсов которые предоставляют бесплатные и <text:span text:style-name="T42">свободные </text:span>звуковые <text:span text:style-name="T42">и <text:s/></text:span><text:span text:style-name="T43">графические ресурсы для проектов. </text:span></text:p>
      <text:p text:style-name="P69"/>
      <text:p text:style-name="P72">В данном проекте будут использоваться ассеты для космического корабля, астероида. Так же понадобятся звуки для выстрела из орудия и уничтожения астероида.</text:p>
      <text:p text:style-name="P72"/>
      <text:p text:style-name="P73"><text:span text:style-name="T44">Одним из интернет ресурсов на котором размещаются в том числе и необходимые ассеты и звуковые эффекты является </text:span><text:span text:style-name="T3">itch.</text:span><text:span text:style-name="T4">io</text:span><text:span text:style-name="T44">.</text:span></text:p>
      <text:p text:style-name="P73"/>
      <text:p text:style-name="P74">В результате были выбраны <text:span text:style-name="T45">б</text:span>есплатные и свободные ассеты под лицензией Creative Commons Zero (CC0) которые подходя<text:span text:style-name="T45">щие </text:span>под проект.</text:p>
      <text:p text:style-name="P72"/>
      <text:p text:style-name="P75">Для космического корабля были использованы ассеты:</text:p>
      <text:p text:style-name="P20"><text:a xlink:type="simple" xlink:href="https://foozlecc.itch.io/void-main-ship" text:style-name="Internet_20_link" text:visited-style-name="Visited_20_Internet_20_Link"><text:span text:style-name="T47">https://foozlecc.itch.io/void-main-ship</text:span></text:a></text:p>
      <text:p text:style-name="P30"/>
      <text:p text:style-name="P30">Для <text:span text:style-name="T48">астероида удалось найти ассеты от того же автора:</text:span></text:p>
      <text:p text:style-name="P47">https://foozlecc.itch.io/void-environment-pack</text:p>
      <text:p text:style-name="P69"/>
      <text:p text:style-name="P76">Используя тот же подход находятся звуковые эффекты, хоть и расспространяющиеся под другой лицензией Creative Commons Attribution v4.0, но так же подходящий под условия создаваемого проекта: </text:p>
      <text:p text:style-name="P48"><text:a xlink:type="simple" xlink:href="https://dagurasusketch.itch.io/retrosounds" text:style-name="Internet_20_link" text:visited-style-name="Visited_20_Internet_20_Link"><text:span text:style-name="T46">https://dagurasusketch.itch.io/retrosounds</text:span></text:a></text:p>
      <text:p text:style-name="P48"/>
      <text:p text:style-name="P48"/>
      <text:p text:style-name="P52">После распоковки извлекаю необходимые файлы для дальнейшего более удобного использования:</text:p>
      <text:p text:style-name="P80">asteroid.png — <text:span text:style-name="T49">изображения астероида</text:span></text:p>
      <text:p text:style-name="P53">asteroidDestroy.png <text:s/>- <text:span text:style-name="T50">анимаци</text:span><text:span text:style-name="T55">я</text:span><text:span text:style-name="T50"> уничтожения астероида</text:span></text:p>
      <text:p text:style-name="P53">spaceship.png — <text:span text:style-name="T53">космическ</text:span><text:span text:style-name="T55">ий </text:span><text:span text:style-name="T53">корабл</text:span><text:span text:style-name="T55">ь</text:span></text:p>
      <text:p text:style-name="P53">bullet.png — <text:span text:style-name="T54">изображени</text:span><text:span text:style-name="T62">е </text:span><text:span text:style-name="T54">снаряда которым будет выстрелива</text:span><text:span text:style-name="T63">ть</text:span><text:span text:style-name="T56"> космически</text:span><text:span text:style-name="T63">й </text:span><text:span text:style-name="T56">корабл</text:span><text:span text:style-name="T63">ь</text:span></text:p>
      <text:p text:style-name="P53"/>
      <text:p text:style-name="P53">attack.wav — <text:span text:style-name="T51">звук для выстрела из орудия</text:span></text:p>
      <text:p text:style-name="P53">destroy.wav — <text:span text:style-name="T52">звук уничтожения астероида</text:span></text:p>
      <text:p text:style-name="P1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81"><text:soft-page-break/>Основные callback функции</text:p>
      <text:p text:style-name="P69"/>
      <text:p text:style-name="P63"><text:span text:style-name="T57">Весь код проекта </text:span>будет <text:span text:style-name="T57">находится в </text:span>одн<text:span text:style-name="T57">ом </text:span>файл<text:span text:style-name="T57">е. </text:span><text:span text:style-name="T58">Для этого создаю </text:span>файл main.lua <text:span text:style-name="T58">в котором и будет находится код проект</text:span><text:span text:style-name="T59">а.</text:span></text:p>
      <text:p text:style-name="P63"><text:span text:style-name="T59">Love2D </text:span><text:span text:style-name="T60">требует </text:span><text:span text:style-name="T61">наличие обязательных callback функций</text:span>: </text:p>
      <text:p text:style-name="P62"/>
      <text:list text:style-name="L2">
        <text:list-item>
          <text:p text:style-name="P85">function love.load() - это функция которая единожды вызывается перед началом работы основного кода</text:p>
          <text:p text:style-name="P85"/>
        </text:list-item>
        <text:list-item>
          <text:p text:style-name="P85">function love.draw() - данная функция отрисовывает графику которую мы добавим в наш проект</text:p>
          <text:p text:style-name="P85"/>
        </text:list-item>
        <text:list-item>
          <text:p text:style-name="P85">function love.update(dt) — постоянно вызываемая функция в которой в качестве аргумента выступает dt в котором получаем время прошедшее с последнего запуска функции.</text:p>
        </text:list-item>
      </text:list>
      <text:p text:style-name="P18"/>
      <text:p text:style-name="P31">Так же есть необязательные callback функции, которые могут быть полезными для реализации проекта:</text:p>
      <text:p text:style-name="P31"/>
      <text:list xml:id="list3916335186" text:style-name="L3">
        <text:list-item>
          <text:p text:style-name="P55"><text:span text:style-name="T29">love.mousepressed</text:span><text:span text:style-name="T30">() - данная callback функция </text:span><text:span text:style-name="T31">вызывается когда нажимается кнопка мыши </text:span><text:span text:style-name="T32">и получает положение курсора на момент нажатия, какая именна кнопка мыши была нажата, а так же происходило ли нажатие с сенсорного экрана или с помощью физической мышки. </text:span><text:span text:style-name="T33">Данная функция была добавлена с версии 0.10.0.</text:span></text:p>
          <text:p text:style-name="P55"><text:span text:style-name="T33"/></text:p>
        </text:list-item>
        <text:list-item>
          <text:p text:style-name="P56"><text:span text:style-name="T33">love.mousereleased</text:span><text:span text:style-name="T34">()</text:span><text:span text:style-name="T33">— </text:span><text:span text:style-name="T34">схожая с </text:span><text:span text:style-name="T29">love.mousepressed </text:span><text:span text:style-name="T34">callback функция, но на отжатие. Получает те же самые значения и доступна так же с версии 0.10.0.</text:span></text:p>
          <text:p text:style-name="P57"><text:span text:style-name="T34"/></text:p>
        </text:list-item>
        <text:list-item>
          <text:p text:style-name="P22">love.keypressed<text:span text:style-name="T66">()</text:span> — callback функция которая вызывается при нажатии клавиши. В аргументе key передается нажатая клавиша.</text:p>
          <text:p text:style-name="P21"/>
        </text:list-item>
        <text:list-item>
          <text:p text:style-name="P23">love.keyreleased<text:span text:style-name="T66">()</text:span> — callback функция <text:span text:style-name="T65">как love.keypressed, но на отжатие клавиши.</text:span></text:p>
          <text:p text:style-name="P23"/>
        </text:list-item>
        <text:list-item>
          <text:p text:style-name="P24">love.keypressed<text:span text:style-name="T68">() - </text:span><text:span text:style-name="T67">callback функция </text:span><text:span text:style-name="T69">вызываемая когда пользователей выбирает активным окном другое приложение.</text:span></text:p>
          <text:p text:style-name="P24"/>
        </text:list-item>
        <text:list-item>
          <text:p text:style-name="P21"><text:span text:style-name="T64">love.quit() - </text:span><text:span text:style-name="T67">callback функция которая </text:span><text:span text:style-name="T64">будет вызывается перед тем как закрыть приложение.</text:span></text:p>
        </text:list-item>
      </text:list>
      <text:p text:style-name="P25"><text:span text:style-name="T34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05"><text:soft-page-break/><text:span text:style-name="T70">И</text:span>нициализаци<text:span text:style-name="T70">я </text:span><text:span text:style-name="T71">переменных </text:span><text:span text:style-name="T70">и загрузка ресурсов</text:span></text:p>
      <text:p text:style-name="P87"/>
      <text:p text:style-name="P77">Перед описанием логики <text:span text:style-name="T73">внутренней логики</text:span> самого приложения <text:s/>необходимо инициализировать переменные для <text:span text:style-name="T72">создаваемого окна.</text:span></text:p>
      <text:p text:style-name="P86"/>
      <text:p text:style-name="P18"><text:span text:style-name="T76">Инициализирую </text:span>глобальн<text:span text:style-name="T76">ые </text:span>переменны<text:span text:style-name="T76">е</text:span>:</text:p>
      <text:p text:style-name="P18"/>
      <text:p text:style-name="P18"><text:span text:style-name="Source_20_Text">local anim8 = require("anim8.anim8")</text:span></text:p>
      <text:p text:style-name="P18"><text:span text:style-name="Source_20_Text">local SCREEN_H = 600</text:span></text:p>
      <text:p text:style-name="P18"><text:span text:style-name="Source_20_Text">local SCREEN_W = 400</text:span></text:p>
      <text:p text:style-name="P18"><text:span text:style-name="Source_20_Text">local PAUSE = false</text:span></text:p>
      <text:p text:style-name="P18"><text:span text:style-name="Source_20_Text"/></text:p>
      <text:p text:style-name="P18"><text:span text:style-name="Source_20_Text"/></text:p>
      <text:p text:style-name="P26"><text:span text:style-name="T2">SCREEN_</text:span><text:span text:style-name="T6">W</text:span><text:span text:style-name="T75"> </text:span>- <text:span text:style-name="T74">ширина создаваемого окна</text:span></text:p>
      <text:p text:style-name="P32"><text:span text:style-name="T2">SCREEN_</text:span><text:span text:style-name="T6">H</text:span> <text:s/>- <text:span text:style-name="T75">высота</text:span> создаваемого окна</text:p>
      <text:p text:style-name="P33"><text:span text:style-name="T7">anim8</text:span> <text:s/>- <text:span text:style-name="T86">стороняя библиотека для создания анимации.</text:span></text:p>
      <text:p text:style-name="P33"><text:span text:style-name="T8">PAUSE</text:span> - <text:s/><text:span text:style-name="T87">переменная со значением находится ли игра сейчас на паузе.</text:span></text:p>
      <text:p text:style-name="P32"/>
      <text:p text:style-name="P34">Так как инициализации проекта используется <text:span text:style-name="T77">функция </text:span>love.load(), <text:span text:style-name="T77">то в ней </text:span><text:span text:style-name="T80">вызываю функцию в которой ука</text:span><text:span text:style-name="T81">зываю </text:span><text:span text:style-name="T79">имя проекта Asteroid destroyer</text:span><text:span text:style-name="T78">: </text:span></text:p>
      <text:p text:style-name="P34"><text:span text:style-name="Source_20_Text"/></text:p>
      <text:p text:style-name="P27"><text:span text:style-name="Source_20_Text">love.window.setTitle("Asteroid destroyer")</text:span></text:p>
      <text:p text:style-name="P26"/>
      <text:p text:style-name="P35">И устанавливаю размеры окна:</text:p>
      <text:p text:style-name="P18"><text:tab/></text:p>
      <text:p text:style-name="P54"><text:span text:style-name="Source_20_Text">love.window.setMode(SCREEN_W, SCREEN_H)</text:span></text:p>
      <text:p text:style-name="P18"/>
      <text:p text:style-name="P28">В lua вместо матриц и структур используется таблица. Созда<text:span text:style-name="T82">ю</text:span> таблицу для описания основных значений объекта которым управляет игрок:</text:p>
      <text:p text:style-name="P28"/>
      <text:p text:style-name="P28"><text:span text:style-name="Source_20_Text"><text:tab/>player = {</text:span></text:p>
      <text:p text:style-name="P28"><text:span text:style-name="Source_20_Text"><text:tab/><text:tab/>x = 200, </text:span></text:p>
      <text:p text:style-name="P28"><text:span text:style-name="Source_20_Text"><text:tab/><text:tab/>y = 500,</text:span></text:p>
      <text:p text:style-name="P28"><text:span text:style-name="Source_20_Text"><text:tab/><text:tab/>speed = 200,</text:span></text:p>
      <text:p text:style-name="P28"><text:span text:style-name="Source_20_Text"><text:tab/><text:tab/>img = love.graphics.newImage("spaceship.png");</text:span></text:p>
      <text:p text:style-name="P28"><text:span text:style-name="Source_20_Text"><text:tab/>}</text:span></text:p>
      <text:p text:style-name="P28"><text:span text:style-name="Source_20_Text"/></text:p>
      <text:p text:style-name="P36"><text:span text:style-name="T2">X</text:span> и <text:span text:style-name="T2">Y </text:span><text:span text:style-name="T13">—</text:span><text:span text:style-name="T2"> </text:span><text:span text:style-name="T13">положение космического корабля</text:span><text:span text:style-name="T14">, </text:span></text:p>
      <text:p text:style-name="P37"><text:span text:style-name="T2">speed</text:span><text:span text:style-name="T13"> — его скорость </text:span><text:span text:style-name="T15">по осям X и Y</text:span></text:p>
      <text:p text:style-name="P37"><text:span text:style-name="T2">img</text:span><text:span text:style-name="T13"> — изображение космического корабля </text:span></text:p>
      <text:p text:style-name="P18"/>
      <text:p text:style-name="P18"/>
      <text:p text:style-name="P18"><text:span text:style-name="T83">Для хранения</text:span> так для всех астеройдов, снарядов <text:span text:style-name="T84">и нажатых клавиш </text:span><text:span text:style-name="T85">создаю соотвествующие таблицы:</text:span></text:p>
      <text:p text:style-name="P18"/>
      <text:p text:style-name="P18"><text:span text:style-name="Source_20_Text"><text:tab/>asteroids = {}</text:span></text:p>
      <text:p text:style-name="P18"><text:span text:style-name="Source_20_Text"><text:tab/>bullets = {}</text:span></text:p>
      <text:p text:style-name="P18"><text:span text:style-name="Source_20_Text"><text:tab/>keys = {}</text:span></text:p>
      <text:p text:style-name="P18"/>
      <text:p text:style-name="P38"/>
      <text:p text:style-name="P41"><text:soft-page-break/>Так же переменные для <text:span text:style-name="T89">итогового результата пользователя, интервал для создания астеройдов <text:s/>и таймер считающий время прошедшее с момента создания предыдущего астероида. То же самое для снарядов выпускаемых космическим кораблем.</text:span></text:p>
      <text:p text:style-name="P41"/>
      <text:p text:style-name="P18"><text:span text:style-name="Source_20_Text"><text:tab/>score = 0;</text:span></text:p>
      <text:p text:style-name="P18"><text:span text:style-name="Source_20_Text"><text:tab/>asteroidTimer = 0;</text:span></text:p>
      <text:p text:style-name="P18"><text:span text:style-name="Source_20_Text"><text:tab/>asteroidInterval = 1;</text:span></text:p>
      <text:p text:style-name="P18"><text:span text:style-name="Source_20_Text"><text:tab/>attackTimer = 0;</text:span></text:p>
      <text:p text:style-name="P18"><text:span text:style-name="Source_20_Text"><text:tab/>attackInterval = 0.5; </text:span></text:p>
      <text:p text:style-name="P18"><text:span text:style-name="Source_20_Text"/></text:p>
      <text:p text:style-name="P18"><text:span text:style-name="Source_20_Text"/></text:p>
      <text:p text:style-name="P92"><text:span text:style-name="T88">Инициализация значений для работы с аудио</text:span></text:p>
      <text:p text:style-name="P93"/>
      <text:p text:style-name="P39">Для работы с аудио использую модуль Love2D для работы с аудио <text:span text:style-name="T2">love.audio</text:span><text:span text:style-name="T16">. </text:span><text:span text:style-name="T17">C помощью функции добавляю ранее полученные звуки с помощью </text:span><text:span text:style-name="T5">love.audio.newSource</text:span><text:span text:style-name="T17"> и уменьшаю их </text:span></text:p>
      <text:p text:style-name="P40"><text:span text:style-name="T16">г</text:span><text:span text:style-name="T13">ромкость с помощью функции </text:span><text:span text:style-name="T2">love.audio.setVolume</text:span><text:span text:style-name="T13">:</text:span></text:p>
      <text:p text:style-name="P18"/>
      <text:p text:style-name="P18"><text:span text:style-name="Source_20_Text"><text:tab/>destroy = love.audio.newSource("destroy.wav", "static");</text:span></text:p>
      <text:p text:style-name="P18"><text:span text:style-name="Source_20_Text"><text:tab/>attack = love.audio.newSource("attack.wav", "static");</text:span></text:p>
      <text:p text:style-name="P18"><text:span text:style-name="Source_20_Text"><text:tab/>love.audio.setVolume(0.5);</text:span></text:p>
      <text:p text:style-name="P88"/>
      <text:p text:style-name="P88"/>
      <text:p text:style-name="P88"><text:span text:style-name="T88">Инициализация значений для работы с </text:span><text:span text:style-name="T90">анимациями</text:span></text:p>
      <text:p text:style-name="P88"/>
      <text:p text:style-name="P89"><text:span text:style-name="Source_20_Text">destroyImg = love.graphics.newImage("asteroidDestroy.png");</text:span></text:p>
      <text:p text:style-name="P89"><text:span text:style-name="Source_20_Text">destroyGrid = anim8.newGrid(96, 96, destroyImg:getWidth(), <text:tab/>destroyImg:getHeight());</text:span></text:p>
      <text:p text:style-name="P89"><text:span text:style-name="Source_20_Text"/></text:p>
      <text:p text:style-name="P89"><text:span text:style-name="Source_20_Text">destroyAnim = anim8.newAnimation(destroyGrid('2-5', 1), 0.06, <text:tab/>"pauseAtEnd");</text:span></text:p>
      <text:p text:style-name="P89"/>
      <text:p text:style-name="P58"><text:span text:style-name="T2">destroyImg</text:span> <text:s/>- <text:span text:style-name="T91">ассет с анимацией уничтожения астероида</text:span></text:p>
      <text:p text:style-name="P58"/>
      <text:p text:style-name="P59">destroyGrid - <text:span text:style-name="T13"><text:s/></text:span><text:span text:style-name="T19">г</text:span><text:span text:style-name="T18">рид(сетка для разбиения изображения на отдельные кадры для анимации)</text:span><text:span text:style-name="T19">. </text:span></text:p>
      <text:p text:style-name="P59"><text:span text:style-name="T19"><text:tab/>Первые 2 аргумента размеры каждого кадра, 3 и 4 используем метод для получения размера исходного ассета с анимацией.</text:span></text:p>
      <text:p text:style-name="P59"><text:span text:style-name="T19"/></text:p>
      <text:p text:style-name="P50"><text:span text:style-name="T92">destroyAnim</text:span><text:span text:style-name="T93"> — </text:span><text:span text:style-name="T94">с</text:span><text:span text:style-name="T95">ама анимация </text:span><text:span text:style-name="T96">в которую передается грид.</text:span></text:p>
      <text:p text:style-name="P50"><text:span text:style-name="T98">2-5</text:span><text:span text:style-name="T97"> используемые кадры для анимации </text:span><text:span text:style-name="T96"><text:s/></text:span><text:span text:style-name="T97">первый мы пропускаем, тк для нас это является исходным изображением астероида и повторять его нет необходимости.</text:span></text:p>
      <text:p text:style-name="P51"><text:span text:style-name="T98">0.06</text:span><text:span text:style-name="T97"> — количество секунд на каждый кадр.</text:span></text:p>
      <text:p text:style-name="P51"><text:span text:style-name="Source_20_Text"><text:span text:style-name="T98">"pauseAtEnd"</text:span></text:span><text:span text:style-name="Source_20_Text"><text:span text:style-name="T97"> — аргумент для анимации указывающий что после достижения последнего кадра анимации не надо повторять анимацию с первого кадра.</text:span></text:span></text:p>
      <text:p text:style-name="P49"><text:span text:style-name="Source_20_Text"><text:span text:style-name="T97"/></text:span></text:p>
      <text:p text:style-name="P49"><text:span text:style-name="Source_20_Text"><text:span text:style-name="T97"/></text:span></text:p>
      <text:p text:style-name="P42"/>
      <text:p text:style-name="P42"/>
      <text:p text:style-name="P42"/>
      <text:p text:style-name="P42"/>
      <text:p text:style-name="P43"/>
      <text:p text:style-name="P43"><text:soft-page-break/>В итоге <text:span text:style-name="T2">love.load() </text:span>функция принимает следующий вид:</text:p>
      <text:p text:style-name="P43"/>
      <text:p text:style-name="P43"><text:span text:style-name="Source_20_Text">function love.load()</text:span></text:p>
      <text:p text:style-name="P43"><text:span text:style-name="Source_20_Text"><text:tab/>love.window.setTitle("Asteroid destroyer");</text:span></text:p>
      <text:p text:style-name="P43"><text:span text:style-name="Source_20_Text"><text:tab/>love.window.setMode(SCREEN_W, SCREEN_H);</text:span></text:p>
      <text:p text:style-name="P43"><text:span text:style-name="Source_20_Text"><text:tab/>keys = {};</text:span></text:p>
      <text:p text:style-name="P43"><text:span text:style-name="Source_20_Text"/></text:p>
      <text:p text:style-name="P43"><text:span text:style-name="Source_20_Text"><text:tab/>player = {</text:span></text:p>
      <text:p text:style-name="P43"><text:span text:style-name="Source_20_Text"><text:tab/><text:tab/>x = 200, </text:span></text:p>
      <text:p text:style-name="P43"><text:span text:style-name="Source_20_Text"><text:tab/><text:tab/>y = 500,</text:span></text:p>
      <text:p text:style-name="P43"><text:span text:style-name="Source_20_Text"><text:tab/><text:tab/>speed = 200,</text:span></text:p>
      <text:p text:style-name="P43"><text:span text:style-name="Source_20_Text"><text:tab/><text:tab/>img = love.graphics.newImage("spaceship.png");</text:span></text:p>
      <text:p text:style-name="P43"><text:span text:style-name="Source_20_Text"><text:tab/>}</text:span></text:p>
      <text:p text:style-name="P43"><text:span text:style-name="Source_20_Text"/></text:p>
      <text:p text:style-name="P43"><text:span text:style-name="Source_20_Text"><text:tab/>asteroids = {};</text:span></text:p>
      <text:p text:style-name="P43"><text:span text:style-name="Source_20_Text"><text:tab/>bullets = {};</text:span></text:p>
      <text:p text:style-name="P43"><text:span text:style-name="Source_20_Text"/></text:p>
      <text:p text:style-name="P43"><text:span text:style-name="Source_20_Text"><text:tab/>destroy = love.audio.newSource("destroy.wav", "static");</text:span></text:p>
      <text:p text:style-name="P43"><text:span text:style-name="Source_20_Text"><text:tab/>attack = love.audio.newSource("attack.wav", "static");</text:span></text:p>
      <text:p text:style-name="P43"><text:span text:style-name="Source_20_Text"><text:tab/>love.audio.setVolume(0.5);</text:span></text:p>
      <text:p text:style-name="P43"><text:span text:style-name="Source_20_Text"/></text:p>
      <text:p text:style-name="P43"><text:span text:style-name="Source_20_Text"><text:tab/>asteroidImg = love.graphics.newImage("asteroid.png");</text:span></text:p>
      <text:p text:style-name="P43"><text:span text:style-name="Source_20_Text"/></text:p>
      <text:p text:style-name="P43"><text:span text:style-name="Source_20_Text"><text:tab/>destroyImg = love.graphics.newImage("asteroidDestroy.png");</text:span></text:p>
      <text:p text:style-name="P43"><text:span text:style-name="Source_20_Text"><text:tab/>destroyGrid = anim8.newGrid(96, 96, destroyImg:getWidth(), destroyImg:getHeight());</text:span></text:p>
      <text:p text:style-name="P43"><text:span text:style-name="Source_20_Text"><text:tab/>destroyAnim = anim8.newAnimation(destroyGrid('2-5', 1), 0.06, "pauseAtEnd");</text:span></text:p>
      <text:p text:style-name="P43"><text:span text:style-name="Source_20_Text"/></text:p>
      <text:p text:style-name="P43"><text:span text:style-name="Source_20_Text"><text:tab/>score = 0;</text:span></text:p>
      <text:p text:style-name="P43"><text:span text:style-name="Source_20_Text"><text:tab/>asteroidTimer = 0;</text:span></text:p>
      <text:p text:style-name="P43"><text:span text:style-name="Source_20_Text"><text:tab/>asteroidInterval = 1;</text:span></text:p>
      <text:p text:style-name="P43"><text:span text:style-name="Source_20_Text"><text:tab/>attackTimer = 0;</text:span></text:p>
      <text:p text:style-name="P43"><text:span text:style-name="Source_20_Text"><text:tab/>attackInterval = 0.5; </text:span></text:p>
      <text:p text:style-name="P43"><text:span text:style-name="Source_20_Text">end</text:span></text:p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0"><text:soft-page-break/>Необязательные callback функции</text:p>
      <text:p text:style-name="P108"/>
      <text:p text:style-name="P109">Для заполнения таблицы с нажатыми клавишами использую callback функции <text:s/><text:span text:style-name="T35">love.keypressed</text:span><text:span text:style-name="T28"> и <text:s/></text:span><text:span text:style-name="T35">love.keyreleased</text:span><text:span text:style-name="T36">:</text:span></text:p>
      <text:p text:style-name="P29"/>
      <text:p text:style-name="P18"><text:span text:style-name="Source_20_Text">function love.keypressed(key)</text:span></text:p>
      <text:p text:style-name="P18"><text:span text:style-name="Source_20_Text"><text:tab/>keys[key] = true;</text:span></text:p>
      <text:p text:style-name="P18"><text:span text:style-name="Source_20_Text">end</text:span></text:p>
      <text:p text:style-name="P18"><text:span text:style-name="Source_20_Text"/></text:p>
      <text:p text:style-name="P18"><text:span text:style-name="Source_20_Text">function love.keyreleased(key)</text:span></text:p>
      <text:p text:style-name="P18"><text:span text:style-name="Source_20_Text"><text:tab/>keys[key] = false;</text:span></text:p>
      <text:p text:style-name="P18"><text:span text:style-name="Source_20_Text">end</text:span></text:p>
      <text:p text:style-name="P18"/>
      <text:p text:style-name="P44">В результате в таблице keys хранятся нажатые на клавиши <text:span text:style-name="T9">t</text:span><text:span text:style-name="T2">rue</text:span> если клавиша нажата и <text:span text:style-name="T2">false</text:span> если не нажата.</text:p>
      <text:p text:style-name="P44"/>
      <text:p text:style-name="P45">Используя callback функцию love.quit <text:span text:style-name="T99">будем выводит кол-во набранных пользователем очков, а так же надпись об окончании игры:</text:span></text:p>
      <text:p text:style-name="P45"/>
      <text:p text:style-name="P18"><text:span text:style-name="Source_20_Text">function love.quit()</text:span></text:p>
      <text:p text:style-name="P18"><text:span text:style-name="Source_20_Text"><text:s text:c="2"/>print("GAME OVER");</text:span></text:p>
      <text:p text:style-name="P18"><text:span text:style-name="Source_20_Text"><text:s text:c="2"/>print("SCORE: " .. tostring(score));</text:span></text:p>
      <text:p text:style-name="P18"><text:span text:style-name="Source_20_Text">end</text:span></text:p>
      <text:p text:style-name="P18"><text:span text:style-name="Source_20_Text"/></text:p>
      <text:p text:style-name="P46">Так же отслеживаем являтся ли окно приложения активным и заполняем соотвествующию для этого перменную PAUSE:</text:p>
      <text:p text:style-name="P18"/>
      <text:p text:style-name="P18"><text:span text:style-name="Source_20_Text">function love.focus(f)</text:span></text:p>
      <text:p text:style-name="P18"><text:span text:style-name="Source_20_Text"><text:tab/>if not f then</text:span></text:p>
      <text:p text:style-name="P18"><text:span text:style-name="Source_20_Text"><text:tab/><text:tab/>PAUSE = true;</text:span></text:p>
      <text:p text:style-name="P18"><text:span text:style-name="Source_20_Text"><text:tab/>else</text:span></text:p>
      <text:p text:style-name="P18"><text:span text:style-name="Source_20_Text"><text:tab/><text:tab/>PAUSE = false;</text:span></text:p>
      <text:p text:style-name="P18"><text:span text:style-name="Source_20_Text"><text:tab/>end</text:span></text:p>
      <text:p text:style-name="P18"><text:span text:style-name="Source_20_Text">end</text:span></text:p>
      <text:p text:style-name="P18"/>
      <text:p text:style-name="P106">Обновление состояния и основная логика</text:p>
      <text:p text:style-name="P106"/>
      <text:p text:style-name="P95">Основная логика проекта описывается в callback функции <text:span text:style-name="T2">love.updat</text:span><text:span text:style-name="T10">e</text:span><text:span text:style-name="T20">.</text:span></text:p>
      <text:p text:style-name="P94"/>
      <text:p text:style-name="P94">Так как в проекте предусмотренна функция приостановления игры на паузу в случае если активным окном является не окно проекта, то добавляем проверку переменной PAUSE которое заполняется в callback функции <text:span text:style-name="T2">love.focus</text:span><text:span text:style-name="T100">:</text:span></text:p>
      <text:p text:style-name="P94"><text:span text:style-name="T11"/></text:p>
      <text:p text:style-name="P94"><text:span text:style-name="Source_20_Text"><text:tab/>if PAUSE == false then</text:span></text:p>
      <text:p text:style-name="P94"><text:span text:style-name="Source_20_Text"/></text:p>
      <text:p text:style-name="P94"><text:span text:style-name="Source_20_Text"/></text:p>
      <text:p text:style-name="P94"><text:span text:style-name="Source_20_Text"/></text:p>
      <text:p text:style-name="P94"><text:span text:style-name="Source_20_Text"/></text:p>
      <text:p text:style-name="P94"><text:span text:style-name="Source_20_Text"/></text:p>
      <text:p text:style-name="P115"><text:span text:style-name="Source_20_Text"><text:span text:style-name="T1"/></text:span></text:p>
      <text:p text:style-name="P115"><text:soft-page-break/><text:span text:style-name="T106">Управление</text:span></text:p>
      <text:p text:style-name="P115"/>
      <text:p text:style-name="P112">Для того чтоб пользователь мог управлять космическим кораблем необходимо обрабатывать нажатые клавишы и изменять положение корабля. <text:span text:style-name="T102">Поддерживаем управлением на стрелочках и WASD. </text:span><text:span text:style-name="T101">Так же корабль не должен покидать размеры окна </text:span><text:span text:style-name="T102">и для этого проверяем </text:span><text:span text:style-name="T103">уйдет ли корабль при пермещении в лево и если уходит за окно, то присваем ближайшее доступное значение с левого кра</text:span><text:span text:style-name="T104">я</text:span><text:span text:style-name="T101">:</text:span></text:p>
      <text:p text:style-name="P112"/>
      <text:p text:style-name="P112"><text:span text:style-name="Source_20_Text">if keys["left"] == true or keys["a"] == true then</text:span></text:p>
      <text:p text:style-name="P112"><text:span text:style-name="Source_20_Text"><text:tab/>if player.x - player.speed*dt &lt; 0 then</text:span></text:p>
      <text:p text:style-name="P112"><text:span text:style-name="Source_20_Text"><text:tab/><text:tab/>player.x = 0;</text:span></text:p>
      <text:p text:style-name="P112"><text:span text:style-name="Source_20_Text"><text:tab/>else</text:span></text:p>
      <text:p text:style-name="P112"><text:span text:style-name="Source_20_Text"><text:tab/><text:tab/>player.x = player.x - player.speed*dt;</text:span></text:p>
      <text:p text:style-name="P112"><text:span text:style-name="Source_20_Text"><text:tab/>end</text:span></text:p>
      <text:p text:style-name="P112"><text:span text:style-name="Source_20_Text">end</text:span></text:p>
      <text:p text:style-name="P112"><text:span text:style-name="Source_20_Text"/></text:p>
      <text:p text:style-name="P113"><text:span text:style-name="T105">Такие же проверки создаю для всех сторон:</text:span></text:p>
      <text:p text:style-name="P113"/>
      <text:p text:style-name="P113"><text:span text:style-name="Source_20_Text">if keys["left"] == true or keys["a"] == true then</text:span></text:p>
      <text:p text:style-name="P113"><text:span text:style-name="Source_20_Text"><text:tab/>if player.x - player.speed*dt &lt; 0 then</text:span></text:p>
      <text:p text:style-name="P113"><text:span text:style-name="Source_20_Text"><text:tab/><text:tab/>player.x = 0;</text:span></text:p>
      <text:p text:style-name="P113"><text:span text:style-name="Source_20_Text"><text:tab/>else</text:span></text:p>
      <text:p text:style-name="P113"><text:span text:style-name="Source_20_Text"><text:tab/><text:tab/>player.x = player.x - player.speed*dt;</text:span></text:p>
      <text:p text:style-name="P113"><text:span text:style-name="Source_20_Text"><text:tab/>end</text:span></text:p>
      <text:p text:style-name="P113"><text:span text:style-name="Source_20_Text">end</text:span></text:p>
      <text:p text:style-name="P113"><text:span text:style-name="Source_20_Text"/></text:p>
      <text:p text:style-name="P113"><text:span text:style-name="Source_20_Text">if keys["right"] == true or keys["d"] == true then</text:span></text:p>
      <text:p text:style-name="P113"><text:span text:style-name="Source_20_Text"><text:tab/>if player.x + player.speed*dt &gt; SCREEN_W - <text:tab/><text:tab/><text:tab/> <text:s text:c="2"/>player.img:getWidth() then</text:span></text:p>
      <text:p text:style-name="P113"><text:span text:style-name="Source_20_Text"><text:tab/><text:tab/>player.x = SCREEN_W - player.img:getWidth();</text:span></text:p>
      <text:p text:style-name="P113"><text:span text:style-name="Source_20_Text"><text:tab/>else</text:span></text:p>
      <text:p text:style-name="P113"><text:span text:style-name="Source_20_Text"><text:tab/><text:tab/>player.x = player.x + player.speed*dt;</text:span></text:p>
      <text:p text:style-name="P113"><text:span text:style-name="Source_20_Text"><text:tab/>end</text:span></text:p>
      <text:p text:style-name="P113"><text:span text:style-name="Source_20_Text">end</text:span></text:p>
      <text:p text:style-name="P113"><text:span text:style-name="Source_20_Text"/></text:p>
      <text:p text:style-name="P113"><text:span text:style-name="Source_20_Text">if keys["up"] == true or keys["w"] == true then</text:span></text:p>
      <text:p text:style-name="P114"><text:span text:style-name="Source_20_Text"><text:tab/>if player.y - player.speed*dt &lt; 0 then</text:span></text:p>
      <text:p text:style-name="P114"><text:span text:style-name="Source_20_Text"><text:tab/><text:tab/>player.y = 0;</text:span></text:p>
      <text:p text:style-name="P113"><text:span text:style-name="Source_20_Text"><text:tab/>else</text:span></text:p>
      <text:p text:style-name="P113"><text:span text:style-name="Source_20_Text"><text:tab/><text:tab/>player.y = player.y - player.speed*dt;</text:span></text:p>
      <text:p text:style-name="P113"><text:span text:style-name="Source_20_Text"><text:tab/>end</text:span></text:p>
      <text:p text:style-name="P113"><text:span text:style-name="Source_20_Text">end</text:span></text:p>
      <text:p text:style-name="P113"><text:span text:style-name="Source_20_Text"/></text:p>
      <text:p text:style-name="P113"><text:span text:style-name="Source_20_Text">if keys["down"] == true or keys["s"] == true then</text:span></text:p>
      <text:p text:style-name="P113"><text:span text:style-name="Source_20_Text"><text:tab/>if player.y + player.speed*dt + player.img:getHeight() &gt; <text:tab/> <text:s text:c="2"/>SCREEN_H then</text:span></text:p>
      <text:p text:style-name="P113"><text:span text:style-name="Source_20_Text"><text:tab/><text:tab/>player.y = SCREEN_H - player.img:getHeight();</text:span></text:p>
      <text:p text:style-name="P113"><text:span text:style-name="Source_20_Text"><text:tab/>else</text:span></text:p>
      <text:p text:style-name="P113"><text:span text:style-name="Source_20_Text"><text:tab/><text:tab/>player.y = player.y + player.speed*dt;</text:span></text:p>
      <text:p text:style-name="P113"><text:span text:style-name="Source_20_Text"><text:tab/>end</text:span></text:p>
      <text:p text:style-name="P113"><text:span text:style-name="Source_20_Text">end</text:span></text:p>
      <text:p text:style-name="P119"><text:soft-page-break/><text:span text:style-name="T107">Механика с</text:span>трельб<text:span text:style-name="T107">ы</text:span></text:p>
      <text:p text:style-name="P119"/>
      <text:p text:style-name="P116">В логике <text:span text:style-name="T108">нашего проекта корабль должен стрелять. </text:span><text:span text:style-name="T109">Д</text:span><text:span text:style-name="T108">ля хранения выпущенных снарядов <text:s/></text:span><text:span text:style-name="T12">love.load </text:span><text:span text:style-name="T21">инициализированны соотвествующая таблица </text:span><text:span text:style-name="T12">bullets. </text:span><text:span text:style-name="T22">Чтоб у пользователя есть ограничение в скорости стрельбы которое указали </text:span><text:span text:style-name="T23">в перменной <text:s/></text:span><text:span text:style-name="T12">attackInterval</text:span><text:span text:style-name="T24">, а время прошедшее с момента последнего выстрела находится в переменной </text:span><text:span text:style-name="T12">attackTimer</text:span><text:span text:style-name="T21">.</text:span></text:p>
      <text:p text:style-name="P122"><text:span text:style-name="T21">Д</text:span><text:span text:style-name="T13">ля этого прибавляем время в перменную </text:span><text:span text:style-name="T12">attackTimer </text:span><text:span text:style-name="T13">добавляем прошедшее время. Прошедшее время с последнего обновления получим из переменной функции </text:span><text:span text:style-name="T2">dt</text:span><text:span text:style-name="T13">, которая является аргументом функции </text:span><text:span text:style-name="T2">love.update(dt).</text:span></text:p>
      <text:p text:style-name="P96">Если прошло достаточно времени проверяем нажата ли клавиша пробел, которая будет отвечать за выстрел. И если оба условия выполнены, то создаем снаряд, сбрасываем счетчки с последнего выстрела, и добавляем снаяряд в таблицу снарядов <text:span text:style-name="T111">и воспроизводим звук выстрела</text:span>:</text:p>
      <text:p text:style-name="P96"/>
      <text:p text:style-name="P96"><text:span text:style-name="Source_20_Text">attackTimer = attackTimer + dt;</text:span></text:p>
      <text:p text:style-name="P96"><text:span text:style-name="Source_20_Text">if attackTimer &gt; attackInterval then</text:span></text:p>
      <text:p text:style-name="P96"><text:span text:style-name="Source_20_Text"><text:tab/>if keys["space"] == true then</text:span></text:p>
      <text:p text:style-name="P96"><text:span text:style-name="Source_20_Text"><text:tab/><text:tab/>attackTimer = 0;</text:span></text:p>
      <text:p text:style-name="P97"><text:span text:style-name="Source_20_Text"><text:tab/><text:tab/>NewBullet = {x = player.x, y = player.y, </text:span></text:p>
      <text:p text:style-name="P97"><text:span text:style-name="Source_20_Text"><text:tab/><text:tab/><text:tab/>speed = -500, img = <text:tab/><text:tab/><text:tab/> <text:s text:c="4"/><text:tab/><text:tab/><text:tab/>love.graphics.newImage("bullet.png")};</text:span></text:p>
      <text:p text:style-name="P96"><text:span text:style-name="Source_20_Text"><text:tab/><text:tab/>table.insert(bullets, NewBullet);</text:span></text:p>
      <text:p text:style-name="P96"><text:span text:style-name="Source_20_Text"><text:tab/><text:tab/></text:span><text:span text:style-name="Source_20_Text"><text:span text:style-name="T110">a</text:span></text:span><text:span text:style-name="Source_20_Text">ttack:play();</text:span></text:p>
      <text:p text:style-name="P96"><text:span text:style-name="Source_20_Text"><text:tab/>end</text:span></text:p>
      <text:p text:style-name="P96"><text:span text:style-name="Source_20_Text">end</text:span></text:p>
      <text:p text:style-name="P96"/>
      <text:p text:style-name="P96"/>
      <text:p text:style-name="P99">По схожей системе создаются и аст<text:span text:style-name="T112">ероиды в которые пользователь должен попасть. </text:span><text:span text:style-name="T113">Но в отличии от создания снарядов мы не выводим какой либо звук, а для расположение астероида выберается случайно, но в переделах экрана пользователя. Скоросить полета так же задаем случайно: </text:span></text:p>
      <text:p text:style-name="P99"/>
      <text:p text:style-name="P99"><text:span text:style-name="Source_20_Text"><text:span text:style-name="T113">asteroidTimer = asteroidTimer + dt;</text:span></text:span></text:p>
      <text:p text:style-name="P98"><text:span text:style-name="Source_20_Text">if asteroidTimer &gt; asteroidInterval then</text:span></text:p>
      <text:p text:style-name="P98"><text:span text:style-name="Source_20_Text"><text:tab/>asteroidTimer = 0;</text:span></text:p>
      <text:p text:style-name="P98"><text:span text:style-name="Source_20_Text"><text:tab/>newAsteroid = {x = math.random(0, SCREEN_W-<text:tab/> <text:s text:c="3"/><text:tab/><text:tab/>asteroidImg:getWidth()), y = -50, speed = math.random(50, 200), img = asteroidImg};</text:span></text:p>
      <text:p text:style-name="P98"><text:span text:style-name="Source_20_Text"><text:tab/>table.insert(asteroids, newAsteroid);</text:span></text:p>
      <text:p text:style-name="P98"><text:span text:style-name="Source_20_Text">end</text:span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21"><text:soft-page-break/>Удаление неиспользуемых объекто<text:span text:style-name="T114">в и механика взаимодействия </text:span><text:span text:style-name="T115">объекто</text:span><text:span text:style-name="T116">в</text:span></text:p>
      <text:p text:style-name="P121"/>
      <text:p text:style-name="P123">Теперь необходимо обработать каждый астероид на различные события. Для этого создаем цикл обхода всех астероида:</text:p>
      <text:p text:style-name="P123"/>
      <text:p text:style-name="P123"><text:span text:style-name="Source_20_Text"><text:tab/><text:tab/>for i, asteroid in ipairs(asteroids) do</text:span></text:p>
      <text:p text:style-name="P101"/>
      <text:p text:style-name="P10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CN" style:font-family-asian="'Source Han Serif CN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urce Han Serif CN" style:font-family-asian="'Source Han Serif CN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3cm" fo:margin-right="1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6T04:27:28.053825457</dc:date>
    <meta:editing-duration>PT14H30M8S</meta:editing-duration>
    <meta:editing-cycles>403</meta:editing-cycles>
    <meta:generator>LibreOffice/7.4.7.2$Linux_X86_64 LibreOffice_project/40$Build-2</meta:generator>
    <meta:document-statistic meta:table-count="1" meta:image-count="0" meta:object-count="0" meta:page-count="12" meta:paragraph-count="275" meta:word-count="1752" meta:character-count="13959" meta:non-whitespace-character-count="12272"/>
  </office:meta>
</office:document-meta>
</file>